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language-asian="zxx" style:country-asian="none" style:language-complex="zxx" style:country-complex="none"/>
    </style:style>
    <style:style style:name="P2" style:family="paragraph" style:parent-style-name="Standard">
      <style:text-properties fo:language="ru" fo:country="RU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>
      <style:text-properties fo:color="#000000" style:font-name="Consolas" fo:font-size="9.5pt" fo:language="ru" fo:country="RU" style:font-name-asian="Consolas" style:font-size-asian="9.5pt" style:language-asian="zxx" style:country-asian="none" style:font-name-complex="Consolas" style:font-size-complex="9.5pt" style:language-complex="zxx" style:country-complex="none"/>
    </style:style>
    <style:style style:name="P5" style:family="paragraph" style:parent-style-name="Standard" style:list-style-name="">
      <style:paragraph-properties style:text-autospace="none"/>
    </style:style>
    <style:style style:name="T1" style:family="text">
      <style:text-properties fo:language="en" fo:country="US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прошлых сериях уже решили, что проекты будут хранится в <text:span text:style-name="T1">Projects/. </text:span>Начало разработки будет на системе <text:span text:style-name="T1">Windows, </text:span>поэтому в <text:span text:style-name="T1">Projects/Win </text:span>создаётся проект, на выходе из которого будет динамическая либо статическая библиотека. В моём случае — динамическая (<text:span text:style-name="T2">спорный вопрос; может либа и лучше</text:span>). </text:p>
      <text:p text:style-name="P1"/>
      <text:p text:style-name="P1">Теперь, собственно, можно уже и приступить к кодингу. Вы уже заварили себе чаю или кофе? А печеньки рядом есть? </text:p>
      <text:p text:style-name="P1"/>
      <text:p text:style-name="P1">Так как в целях у нас создать проект, который будет инкапсулировать в себе весь низкоуровневый функционал и разработчику игры останется писать только игру, то прекрасным результатом будет запуск приложения с помощью одной строки:</text:p>
      <text:p text:style-name="P1">!!!!!!!!!</text:p>
      <text:p text:style-name="P4">SDK::Core::Run(std::move(std::make_unique&lt;Game::CoreDelegateImpl&gt;()));</text:p>
      <text:p text:style-name="P1">!!!!!!!!!</text:p>
      <text:p text:style-name="P1">В <text:span text:style-name="T1">CoreDelegateImpl </text:span>будет реализация нашей будущей игры, а вся хлопотная работа ляжет на магию внутри <text:span text:style-name="T1">Core::Run.</text:span></text:p>
      <text:p text:style-name="P1"><text:span text:style-name="T1"/></text:p>
      <text:p text:style-name="P1">Под капотом</text:p>
      <text:p text:style-name="P1">Для разных систем необходимы разные вещи для запуска. Весь платформозависимый функционал ляжет на плечи наследников <text:span text:style-name="T1">ApplicationBase. </text:span>В данном классе необходимо определить методы доступа для приложения — то, что приложение может делать: сворачиваться, разворачиваться, терять контекст, либо получать его. Так же, наши классы тоже должны быть инстанциированы и проинициализированы, поэтому ещё два метода — старт и остановка нашего приложения.</text:p>
      <text:p text:style-name="P1"><text:span text:style-name="T3"><text:tab/><text:tab/>void</text:span><text:span text:style-name="T4"> Start();</text:span></text:p>
      <text:p text:style-name="P5"><text:span text:style-name="T4"><text:tab/><text:tab/></text:span><text:span text:style-name="T3">void</text:span><text:span text:style-name="T4"> Stop();</text:span></text:p>
      <text:p text:style-name="P3"/>
      <text:p text:style-name="P5"><text:span text:style-name="T4"><text:tab/><text:tab/></text:span><text:span text:style-name="T3">void</text:span><text:span text:style-name="T4"> OnCreate();</text:span></text:p>
      <text:p text:style-name="P5"><text:span text:style-name="T4"><text:tab/><text:tab/></text:span><text:span text:style-name="T3">void</text:span><text:span text:style-name="T4"> OnTerminate();</text:span></text:p>
      <text:p text:style-name="P3"/>
      <text:p text:style-name="P5"><text:span text:style-name="T4"><text:tab/><text:tab/></text:span><text:span text:style-name="T3">void</text:span><text:span text:style-name="T4"> OnCollapse();</text:span></text:p>
      <text:p text:style-name="P5"><text:span text:style-name="T4"><text:tab/><text:tab/></text:span><text:span text:style-name="T3">void</text:span><text:span text:style-name="T4"> OnActivate();</text:span></text:p>
      <text:p text:style-name="P1"/>
      <text:p text:style-name="P2">!Реализация методов <text:span text:style-name="T1">ApplicationBase</text:span></text:p>
      <text:p text:style-name="P2">!Реализация для <text:span text:style-name="T1">Win;</text:span></text:p>
      <text:p text:style-name="P2">!Как выглядит <text:span text:style-name="T1">Core::Run</text:span></text:p>
      <text:p text:style-name="P2">!Общая архитектура приложения</text:p>
      <text:p text:style-name="P2">!Создание приложения.</text:p>
      <text:p text:style-name="P1">Если всё сделано правильно, то Вы должны увидеть заветное ок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2M16S</meta:editing-duration>
    <meta:editing-cycles>16</meta:editing-cycles>
    <meta:generator>OpenOffice/4.1.2$Win32 OpenOffice.org_project/412m3$Build-9782</meta:generator>
    <dc:date>2016-03-30T21:31:51.28</dc:date>
    <dc:creator>Jester </dc:creator>
    <meta:document-statistic meta:table-count="0" meta:image-count="0" meta:object-count="0" meta:page-count="1" meta:paragraph-count="21" meta:word-count="209" meta:character-count="1582"/>
    <meta:user-defined meta:name="Info 1"/>
    <meta:user-defined meta:name="Info 2"/>
    <meta:user-defined meta:name="Info 3"/>
    <meta:user-defined meta:name="Info 4"/>
  </office:meta>
</office:document-meta>
</file>